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color="#1155cc"/>
    </style:style>
    <style:style style:name="P3" style:family="paragraph" style:parent-style-name="Standard">
      <style:paragraph-properties fo:margin-top="0in" fo:margin-bottom="0in" loext:contextual-spacing="false"/>
      <style:text-properties fo:color="#000000"/>
    </style:style>
    <style:style style:name="P4" style:family="paragraph" style:parent-style-name="Standard" style:master-page-name="Standard">
      <style:paragraph-properties fo:margin-top="0in" fo:margin-bottom="0in" loext:contextual-spacing="false" style:page-number="1"/>
      <style:text-properties fo:color="#4a86e8"/>
    </style:style>
    <style:style style:name="T1" style:family="text">
      <style:text-properties fo:color="#000000"/>
    </style:style>
    <style:style style:name="T2" style:family="text">
      <style:text-properties fo:color="#1155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><text:span text:style-name="T1">1) </text:span><text:a xlink:type="simple" xlink:href="https://blooming-lowlands-46132.herokuapp.com/login" text:style-name="Internet_20_link" text:visited-style-name="Visited_20_Internet_20_Link">https://blooming-lowlands-46132.herokuapp.com/login</text:a><text:span text:style-name="T1">.json</text:span></text:p>
      <text:p text:style-name="P2"/>
      <text:p text:style-name="P1"><text:span text:style-name="T1"><text:s text:c="3"/>to server:</text:span></text:p>
      <text:p text:style-name="P1"><text:span text:style-name="T2"><text:s text:c="2"/>{</text:span></text:p>
      <text:p text:style-name="P1"><text:span text:style-name="T2"><text:tab/>"login": "someLogin",</text:span></text:p>
      <text:p text:style-name="P1"><text:span text:style-name="T2"><text:tab/>"password": "somePassword",</text:span></text:p>
      <text:p text:style-name="P1"><text:span text:style-name="T2"><text:s text:c="2"/>}</text:span></text:p>
      <text:p text:style-name="P3"/>
      <text:p text:style-name="P1"><text:span text:style-name="T1">to client: </text:span></text:p>
      <text:p text:style-name="P1"><text:span text:style-name="T2">{</text:span></text:p>
      <text:p text:style-name="P1"><text:span text:style-name="T2"><text:s text:c="2"/>"message": "Success"</text:span></text:p>
      <text:p text:style-name="P1"><text:span text:style-name="T2">}</text:span></text:p>
      <text:p text:style-name="P2"/>
      <text:p text:style-name="P1"><text:span text:style-name="T1">2) https://blooming-lowlands-46132.herokuapp.com/signup.json</text:span></text:p>
      <text:p text:style-name="P3"/>
      <text:p text:style-name="P3"/>
      <text:p text:style-name="P1"><text:span text:style-name="T1"><text:s text:c="3"/>to server:</text:span></text:p>
      <text:p text:style-name="P1"><text:span text:style-name="T2">{</text:span></text:p>
      <text:p text:style-name="P1"><text:span text:style-name="T2"><text:tab/>"user": {</text:span></text:p>
      <text:p text:style-name="P1"><text:soft-page-break/><text:span text:style-name="T2"><text:tab/><text:tab/>"login": "someLogin",</text:span></text:p>
      <text:p text:style-name="P1"><text:span text:style-name="T2"><text:tab/><text:tab/>"name": "someName",</text:span></text:p>
      <text:p text:style-name="P1"><text:span text:style-name="T2"><text:tab/><text:tab/>"email": "some@mail.com",</text:span></text:p>
      <text:p text:style-name="P1"><text:span text:style-name="T2"><text:tab/><text:tab/>"password": "pass",</text:span></text:p>
      <text:p text:style-name="P1"><text:span text:style-name="T2"><text:tab/><text:tab/>"password_confirmation": "pass"</text:span></text:p>
      <text:p text:style-name="P1"><text:span text:style-name="T2"><text:tab/>}</text:span></text:p>
      <text:p text:style-name="P1"><text:span text:style-name="T2">}</text:span></text:p>
      <text:p text:style-name="P2"/>
      <text:p text:style-name="P2"/>
      <text:p text:style-name="P1"><text:span text:style-name="T1">to client:</text:span></text:p>
      <text:p text:style-name="P1">{</text:p>
      <text:p text:style-name="P1"><text:s text:c="2"/>"message": "Success"</text:p>
      <text:p text:style-name="P1">}</text:p>
      <text:p text:style-name="P1"/>
      <text:p text:style-name="P1"><text:span text:style-name="T1">3) http://personal-vocabulary.com/vocabularyController</text:span></text:p>
      <text:p text:style-name="P1"><text:span text:style-name="T1">to client - vocabulary.json</text:span></text:p>
      <text:p text:style-name="P1"><text:span text:style-name="T1">{</text:span></text:p>
      <text:p text:style-name="P1"><text:span text:style-name="T1"><text:s text:c="2"/>"vocabulary": [</text:span></text:p>
      <text:p text:style-name="P1"><text:span text:style-name="T1"><text:s text:c="3"/>{</text:span></text:p>
      <text:p text:style-name="P1"><text:span text:style-name="T1"><text:tab/>"word": "value",</text:span></text:p>
      <text:p text:style-name="P1"><text:span text:style-name="T1"><text:tab/>"transcription": "value",</text:span></text:p>
      <text:p text:style-name="P1"><text:soft-page-break/><text:span text:style-name="T1"><text:tab/>"translation": "value",</text:span></text:p>
      <text:p text:style-name="P1"><text:span text:style-name="T1"><text:tab/>"associations": "value"</text:span></text:p>
      <text:p text:style-name="P1"><text:span text:style-name="T1"><text:tab/>"phrase": "value",</text:span></text:p>
      <text:p text:style-name="P1"><text:span text:style-name="T1"><text:tab/>"theme": "value",</text:span></text:p>
      <text:p text:style-name="P1"><text:span text:style-name="T1"><text:tab/>"image": "value",</text:span></text:p>
      <text:p text:style-name="P1"><text:span text:style-name="T1"><text:tab/>"share": false,</text:span></text:p>
      <text:p text:style-name="P1"><text:span text:style-name="T1"><text:tab/>"learned": false</text:span></text:p>
      <text:p text:style-name="P1"><text:span text:style-name="T1"><text:s text:c="3"/>},</text:span></text:p>
      <text:p text:style-name="P1"><text:span text:style-name="T1"><text:s text:c="3"/>{</text:span></text:p>
      <text:p text:style-name="P1"><text:span text:style-name="T1"><text:tab/>"word": "value",</text:span></text:p>
      <text:p text:style-name="P1"><text:span text:style-name="T1"><text:tab/>"transcription": "value",</text:span></text:p>
      <text:p text:style-name="P1"><text:span text:style-name="T1"><text:tab/>"translation": "value",</text:span></text:p>
      <text:p text:style-name="P1"><text:span text:style-name="T1"><text:tab/>"associations": "value"</text:span></text:p>
      <text:p text:style-name="P1"><text:span text:style-name="T1"><text:tab/>"phrase": "value",</text:span></text:p>
      <text:p text:style-name="P1"><text:span text:style-name="T1"><text:tab/>"theme": "value",</text:span></text:p>
      <text:p text:style-name="P1"><text:span text:style-name="T1"><text:tab/>"image": "value",</text:span></text:p>
      <text:p text:style-name="P1"><text:span text:style-name="T1"><text:tab/>"share": false,</text:span></text:p>
      <text:p text:style-name="P1"><text:span text:style-name="T1"><text:tab/>"learned": false</text:span></text:p>
      <text:p text:style-name="P1"><text:span text:style-name="T1"><text:s text:c="3"/>}</text:span></text:p>
      <text:p text:style-name="P1"><text:span text:style-name="T1"><text:s text:c="2"/>],</text:span></text:p>
      <text:p text:style-name="P1"><text:span text:style-name="T1"><text:s text:c="2"/>"theme": ["value_1","value_2","value_3"]</text:span></text:p>
      <text:p text:style-name="P1"><text:soft-page-break/><text:span text:style-name="T1">}</text:span></text:p>
      <text:p text:style-name="P3"/>
      <text:p text:style-name="P1"><text:span text:style-name="T1">4) http://personal-vocabulary.com/userProfileController</text:span></text:p>
      <text:p text:style-name="P1"><text:span text:style-name="T1"><text:s text:c="3"/>to client - userProfile.json (schema like in registration.json)</text:span></text:p>
      <text:p text:style-name="P3"/>
      <text:p text:style-name="P1"><text:span text:style-name="T1">5) http://personal-vocabulary.com/addWordController <text:s text:c="3"/></text:span></text:p>
      <text:p text:style-name="P1"><text:span text:style-name="T1"><text:s text:c="3"/>to server - addWord.json</text:span></text:p>
      <text:p text:style-name="P1"><text:span text:style-name="T1">{</text:span></text:p>
      <text:p text:style-name="P1"><text:span text:style-name="T1"><text:s text:c="2"/>{</text:span></text:p>
      <text:p text:style-name="P1"><text:span text:style-name="T1"><text:tab/>"word": "value",</text:span></text:p>
      <text:p text:style-name="P1"><text:span text:style-name="T1"><text:tab/>"transcription": "value",</text:span></text:p>
      <text:p text:style-name="P1"><text:span text:style-name="T1"><text:tab/>"translation": "value",</text:span></text:p>
      <text:p text:style-name="P1"><text:span text:style-name="T1"><text:tab/>"associations": "value"</text:span></text:p>
      <text:p text:style-name="P1"><text:span text:style-name="T1"><text:tab/>"phrase": "value",</text:span></text:p>
      <text:p text:style-name="P1"><text:span text:style-name="T1"><text:tab/>"theme": "value",</text:span></text:p>
      <text:p text:style-name="P1"><text:span text:style-name="T1"><text:tab/>"image": "value",</text:span></text:p>
      <text:p text:style-name="P1"><text:span text:style-name="T1"><text:tab/>"share": false,</text:span></text:p>
      <text:p text:style-name="P1"><text:span text:style-name="T1"><text:tab/>"learned": false</text:span></text:p>
      <text:p text:style-name="P1"><text:span text:style-name="T1"><text:s text:c="2"/>}</text:span></text:p>
      <text:p text:style-name="P1"><text:span text:style-name="T1">} <text:s text:c="3"/></text:span></text:p>
      <text:p text:style-name="P3"/>
      <text:p text:style-name="P1"><text:soft-page-break/><text:span text:style-name="T1">6) http://personal-vocabulary.com/commonWordsController</text:span></text:p>
      <text:p text:style-name="P1"><text:span text:style-name="T1"><text:s text:c="3"/>to client - commonWords.json (schema like in vocabulary.json)</text:span></text:p>
      <text:p text:style-name="P3"/>
      <text:p text:style-name="P1"><text:span text:style-name="T1">7) http://personal-vocabulary.com/wordsForTodayController</text:span></text:p>
      <text:p text:style-name="P1"><text:span text:style-name="T1"><text:s text:c="3"/>to client - wordsForToday.json (schema like in vocabulary.json)</text:span></text:p>
      <text:p text:style-name="P3"/>
      <text:p text:style-name="P1"><text:span text:style-name="T1">8) http://personal-vocabulary.com/findWordController?word=value</text:span></text:p>
      <text:p text:style-name="P1"><text:span text:style-name="T1"><text:s text:c="3"/>to client - findWord.json (schema like in addWord.json)</text:span></text:p>
      <text:p text:style-name="P3"/>
      <text:p text:style-name="P1"><text:span text:style-name="T1">9) http://personal-vocabulary.com/updateWordController</text:span></text:p>
      <text:p text:style-name="P1"><text:span text:style-name="T1"><text:s text:c="3"/>to server - updateWord.json (schema like in addWord.json)</text:span></text:p>
      <text:p text:style-name="P3"/>
      <text:p text:style-name="P1"><text:span text:style-name="T1">10) http://personal-vocabulary.com/deleteWordController?word=value</text:span></text:p>
      <text:p text:style-name="P3"/>
      <text:p text:style-name="P1"><text:span text:style-name="T1">11) http://personal-vocabulary.com/adminPage</text:span></text:p>
      <text:p text:style-name="P1"><text:span text:style-name="T1"><text:s text:c="2"/>to client - theme.json </text:span></text:p>
      <text:p text:style-name="P1"><text:span text:style-name="T1"><text:s text:c="3"/>{</text:span></text:p>
      <text:p text:style-name="P1"><text:span text:style-name="T1"><text:s text:c="5"/><text:tab/> "theme": ["value_1","value_2","value_3"]</text:span></text:p>
      <text:p text:style-name="P1"><text:span text:style-name="T1"><text:s text:c="3"/>}</text:span></text:p>
      <text:p text:style-name="P3"/>
      <text:p text:style-name="P1"><text:span text:style-name="T1">12) <text:s/>http://personal-vocabulary.com/addNewTheme</text:span></text:p>
      <text:p text:style-name="P1"><text:soft-page-break/><text:span text:style-name="T1"><text:s text:c="2"/>to client - newTheme.json </text:span></text:p>
      <text:p text:style-name="P1"><text:span text:style-name="T1"><text:s text:c="3"/>{</text:span></text:p>
      <text:p text:style-name="P1"><text:span text:style-name="T1"><text:s text:c="5"/><text:tab/> "theme": ["value_1","value_2","value_3"]</text:span></text:p>
      <text:p text:style-name="P1"><text:span text:style-name="T1"><text:s text:c="3"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1155cc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1155cc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0.6874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90" meta:word-count="194" meta:character-count="2121" meta:non-whitespace-character-count="1880"/>
    <meta:generator>LibreOfficeDev/5.1.0.3$Linux_X86_64 LibreOffice_project/</meta:generator>
  </office:meta>
</office:document-meta>
</file>